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7bf" officeooo:paragraph-rsid="001017bf"/>
    </style:style>
    <style:style style:name="P2" style:family="paragraph" style:parent-style-name="Standard">
      <style:text-properties fo:font-weight="bold" officeooo:rsid="0010b91b" officeooo:paragraph-rsid="0010b91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078b3" officeooo:paragraph-rsid="001078b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49b46" officeooo:paragraph-rsid="00149b46" style:font-weight-asian="bold" style:font-weight-complex="bold"/>
    </style:style>
    <style:style style:name="P5" style:family="paragraph" style:parent-style-name="Standard">
      <style:text-properties officeooo:rsid="001078b3" officeooo:paragraph-rsid="001078b3"/>
    </style:style>
    <style:style style:name="P6" style:family="paragraph" style:parent-style-name="Standard">
      <style:text-properties style:text-underline-style="none" fo:font-weight="normal" officeooo:rsid="001078b3" officeooo:paragraph-rsid="001078b3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49b46" officeooo:paragraph-rsid="00149b46" style:font-weight-asian="normal" style:font-weight-complex="normal"/>
    </style:style>
    <style:style style:name="P8" style:family="paragraph" style:parent-style-name="Standard">
      <style:text-properties officeooo:rsid="0010b91b" officeooo:paragraph-rsid="0010b91b"/>
    </style:style>
    <style:style style:name="P9" style:family="paragraph" style:parent-style-name="Standard">
      <style:text-properties officeooo:rsid="0010b91b" officeooo:paragraph-rsid="00117acb"/>
    </style:style>
    <style:style style:name="P10" style:family="paragraph" style:parent-style-name="Standard">
      <style:text-properties officeooo:rsid="0010b91b" officeooo:paragraph-rsid="00133b10"/>
    </style:style>
    <style:style style:name="P11" style:family="paragraph" style:parent-style-name="Standard">
      <style:text-properties officeooo:rsid="00113f2f" officeooo:paragraph-rsid="00113f2f"/>
    </style:style>
    <style:style style:name="P12" style:family="paragraph" style:parent-style-name="Standard">
      <style:text-properties officeooo:rsid="00113f2f" officeooo:paragraph-rsid="00133b10"/>
    </style:style>
    <style:style style:name="P13" style:family="paragraph" style:parent-style-name="Standard">
      <style:text-properties fo:font-style="normal" style:text-underline-style="none" fo:font-weight="normal" officeooo:rsid="00149b46" officeooo:paragraph-rsid="00149b46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49b46" officeooo:paragraph-rsid="001680a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49b46" officeooo:paragraph-rsid="0016f97f" style:font-style-asian="normal" style:font-weight-asian="normal" style:font-style-complex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0b91b" style:font-weight-asian="normal" style:font-weight-complex="normal"/>
    </style:style>
    <style:style style:name="T3" style:family="text">
      <style:text-properties style:text-underline-style="none" fo:font-weight="normal" officeooo:rsid="00117acb" style:font-weight-asian="normal" style:font-weight-complex="normal"/>
    </style:style>
    <style:style style:name="T4" style:family="text">
      <style:text-properties style:text-underline-style="none" fo:font-weight="normal" officeooo:rsid="00133b10" style:font-weight-asian="normal" style:font-weight-complex="normal"/>
    </style:style>
    <style:style style:name="T5" style:family="text">
      <style:text-properties officeooo:rsid="0010b91b"/>
    </style:style>
    <style:style style:name="T6" style:family="text">
      <style:text-properties officeooo:rsid="00117acb"/>
    </style:style>
    <style:style style:name="T7" style:family="text">
      <style:text-properties officeooo:rsid="0011dc96"/>
    </style:style>
    <style:style style:name="T8" style:family="text">
      <style:text-properties officeooo:rsid="001680a2"/>
    </style:style>
    <style:style style:name="T9" style:family="text">
      <style:text-properties officeooo:rsid="0016f9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Button Name &gt; Button ID &gt;<text:span text:style-name="T7">DIV ID for question being&gt; hidden</text:span> Div ID of where the button redirects</text:p>
      <text:p text:style-name="P3">Level 1 Buttons</text:p>
      <text:p text:style-name="P1">Hulk &gt; <text:s/>quest1-0 &gt; <text:span text:style-name="T7">question1 &gt;</text:span>question2-0 </text:p>
      <text:p text:style-name="P1">Iron Man &gt; quest1-1&gt; <text:s/><text:span text:style-name="T7">question1 &gt;</text:span>question2-1</text:p>
      <text:p text:style-name="P1">StarLord &gt; quest1-2&gt; <text:span text:style-name="T7">question1 &gt;</text:span>question2-2</text:p>
      <text:p text:style-name="P1">Thor &gt; quest1-3&gt; <text:span text:style-name="T7">question1 &gt; </text:span>question2-3 </text:p>
      <text:p text:style-name="P1"/>
      <text:p text:style-name="P3">Level 2 Buttons</text:p>
      <text:p text:style-name="P6">2010&gt; quest2-0 &gt; <text:span text:style-name="T7">question2-0 &gt;</text:span>question<text:span text:style-name="T5">3-0</text:span></text:p>
      <text:p text:style-name="P6">2008&gt; quest2-1 &gt; <text:span text:style-name="T7">question2-0 &gt;</text:span>question<text:span text:style-name="T5">3-1</text:span></text:p>
      <text:p text:style-name="P6"/>
      <text:p text:style-name="P6">Titan&gt; quest2-2 &gt; <text:span text:style-name="T7">question2-1 &gt; </text:span>question<text:span text:style-name="T5">3-2</text:span></text:p>
      <text:p text:style-name="P6">Asgardian&gt; quest2-3&gt; <text:span text:style-name="T7">question2-1&gt;</text:span> question<text:span text:style-name="T5">3-3</text:span></text:p>
      <text:p text:style-name="P6"/>
      <text:p text:style-name="P6">5 &gt; quest2-4 &gt; <text:span text:style-name="T7">question2-2 &gt; </text:span>question<text:span text:style-name="T5">3-4</text:span></text:p>
      <text:p text:style-name="P6">6&gt; quest2-5 &gt; <text:span text:style-name="T7">question2-2 &gt; </text:span>question<text:span text:style-name="T5">3-5</text:span></text:p>
      <text:p text:style-name="P6"/>
      <text:p text:style-name="P6">Stealing&gt; quest2-6 &gt; <text:span text:style-name="T7">question2-3 &gt; </text:span>question<text:span text:style-name="T5">3-6</text:span></text:p>
      <text:p text:style-name="P6">Killing &gt; quest2-7&gt; <text:span text:style-name="T7">question2-3&gt; </text:span>question<text:span text:style-name="T5">3-7</text:span></text:p>
      <text:p text:style-name="P6"/>
      <text:p text:style-name="P6"/>
      <text:p text:style-name="P3">Level 3 Buttons</text:p>
      <text:p text:style-name="P5"><text:span text:style-name="T1">Agent Carter &gt; quest</text:span><text:span text:style-name="T2">3-0 &gt; </text:span><text:span text:style-name="T4">question3-0&gt; </text:span><text:span text:style-name="T2">question</text:span><text:span text:style-name="T3">4-0</text:span></text:p>
      <text:p text:style-name="P8"><text:span text:style-name="T1">Agent Karter &gt; quest3-1 &gt; </text:span><text:span text:style-name="T4">question3-0&gt; </text:span><text:span text:style-name="T1">question</text:span><text:span text:style-name="T3">4-1</text:span></text:p>
      <text:p text:style-name="P8"><text:span text:style-name="T1"/></text:p>
      <text:p text:style-name="P8"><text:span text:style-name="T1">Sui San &gt;quest3-2 &gt;</text:span><text:span text:style-name="T4">question3-1&gt; </text:span><text:span text:style-name="T3">question4-2</text:span></text:p>
      <text:p text:style-name="P9"><text:span text:style-name="T1">Eros &gt; quest3-3 &gt; </text:span><text:span text:style-name="T4">question3-1&gt; </text:span><text:span text:style-name="T3">question4-3</text:span></text:p>
      <text:p text:style-name="P8"><text:span text:style-name="T1"/></text:p>
      <text:p text:style-name="P9"><text:span text:style-name="T1">Farbauti &gt; quest3-4 &gt;</text:span><text:span text:style-name="T4">question3-2&gt; </text:span><text:span text:style-name="T3">question4-4</text:span></text:p>
      <text:p text:style-name="P9"><text:span text:style-name="T1">Fenrir &gt; quest3-5 &gt; </text:span><text:span text:style-name="T4">question3-2&gt; </text:span><text:span text:style-name="T3">question4-5</text:span></text:p>
      <text:p text:style-name="P8"><text:span text:style-name="T1"/></text:p>
      <text:p text:style-name="P9"><text:span text:style-name="T1">Loki’s Wife &gt; quest3-6 &gt;</text:span><text:span text:style-name="T4">question3-3&gt; </text:span><text:span text:style-name="T3">question4-6</text:span></text:p>
      <text:p text:style-name="P9"><text:span text:style-name="T1">Elf &gt; quest3-7 &gt;</text:span><text:span text:style-name="T4">question3-3&gt; </text:span><text:span text:style-name="T3">question4-7</text:span></text:p>
      <text:p text:style-name="P8"><text:span text:style-name="T1"/></text:p>
      <text:p text:style-name="P10"><text:span text:style-name="T1">Jormungandr &gt; quest3-8 &gt;</text:span><text:span text:style-name="T4">question3-4</text:span><text:span text:style-name="T1"> </text:span><text:span text:style-name="T4">&gt; </text:span><text:span text:style-name="T3">question4-8</text:span></text:p>
      <text:p text:style-name="P10"><text:span text:style-name="T1">Nebula &gt; quest3-9 &gt; </text:span><text:span text:style-name="T4">question3-4 &gt;</text:span><text:span text:style-name="T3">question4-9</text:span></text:p>
      <text:p text:style-name="P8"><text:span text:style-name="T1"/></text:p>
      <text:p text:style-name="P10"><text:span text:style-name="T1">Uru &gt; quest3-10 &gt; </text:span><text:span text:style-name="T4">question3-5&gt;</text:span><text:span text:style-name="T1"> </text:span><text:span text:style-name="T3">question4-10</text:span></text:p>
      <text:p text:style-name="P12"><text:span text:style-name="T1">Mier&gt; quest3-11&gt; </text:span><text:span text:style-name="T4">question3-5&gt; <text:s/></text:span><text:span text:style-name="T3">question4-11</text:span></text:p>
      <text:p text:style-name="P11"><text:span text:style-name="T1"/></text:p>
      <text:p text:style-name="P12"><text:span text:style-name="T1">Pallamecium&gt; quest3-12 &gt; </text:span><text:span text:style-name="T4">question3-6&gt; </text:span><text:span text:style-name="T1"><text:s/></text:span><text:span text:style-name="T3">question4-12</text:span></text:p>
      <text:p text:style-name="P12"><text:span text:style-name="T1">Palladium &gt; quest3-13</text:span><text:span text:style-name="T3">&gt; </text:span><text:span text:style-name="T4">question3-6 &gt; </text:span><text:span text:style-name="T3">question4-13</text:span></text:p>
      <text:p text:style-name="P11"><text:span text:style-name="T1"/></text:p>
      <text:p text:style-name="P12"><text:span text:style-name="T1">Hogan &gt; quest3-14 &gt;</text:span><text:span text:style-name="T4">question3-7 &gt;</text:span><text:span text:style-name="T3">question4-14</text:span></text:p>
      <text:p text:style-name="P12"><text:span text:style-name="T1">Megan &gt; quest3-15&gt;</text:span><text:span text:style-name="T4">question3-7 &gt;</text:span><text:span text:style-name="T3">question4-15</text:span></text:p>
      <text:p text:style-name="P12"><text:span text:style-name="T3"/></text:p>
      <text:p text:style-name="P4"><text:span text:style-name="T6">L</text:span>evel 4 Buttons</text:p>
      <text:p text:style-name="P13">Hue Jack &gt; quest4-0 &gt; question4-0 &gt; question5-0</text:p>
      <text:p text:style-name="P13">Cain Marko &gt; quest4-1 &gt; question4-0 &gt; question5-1</text:p>
      <text:p text:style-name="P13"/>
      <text:p text:style-name="P13">Celestial &gt; quest4-2 &gt; question4-1 &gt; question5-2</text:p>
      <text:p text:style-name="P13">Weapon &gt; quest4-3 &gt; question4-1 &gt; question5-3</text:p>
      <text:p text:style-name="P13"/>
      <text:p text:style-name="P13"/>
      <text:p text:style-name="P13"><text:soft-page-break/>Surtur&gt; quest4-4 &gt; question4-2 &gt; question5-4</text:p>
      <text:p text:style-name="P13">Niflheim&gt; quest4-5 &gt; question4-2 &gt; question5-5</text:p>
      <text:p text:style-name="P13"/>
      <text:p text:style-name="P13"><text:span text:style-name="T8">L&amp;Angrboda</text:span>&gt; quest4-<text:span text:style-name="T8">6</text:span> &gt; question4-<text:span text:style-name="T8">3</text:span> &gt; question5-<text:span text:style-name="T8">6</text:span></text:p>
      <text:p text:style-name="P14"><text:span text:style-name="T8">O&amp;Angrboda</text:span>&gt; quest4-<text:span text:style-name="T8">7</text:span> &gt; question4-<text:span text:style-name="T8">3</text:span> &gt; question5-<text:span text:style-name="T8">7</text:span></text:p>
      <text:p text:style-name="P14"/>
      <text:p text:style-name="P14"><text:span text:style-name="T8">Sue Storm</text:span>&gt; quest4-<text:span text:style-name="T8">8</text:span> &gt; question4-<text:span text:style-name="T8">4</text:span> &gt; question5-<text:span text:style-name="T8">8</text:span></text:p>
      <text:p text:style-name="P14"><text:span text:style-name="T8">Mystique</text:span>&gt; quest4-<text:span text:style-name="T8">9 </text:span>&gt; question4-<text:span text:style-name="T8">4</text:span>&gt; question5-<text:span text:style-name="T8">9</text:span></text:p>
      <text:p text:style-name="P14"/>
      <text:p text:style-name="P14"><text:span text:style-name="T8">Mephistopheles</text:span>&gt; quest4-<text:span text:style-name="T8">10</text:span> &gt; question4-<text:span text:style-name="T8">5</text:span> &gt; question5-<text:span text:style-name="T8">10</text:span></text:p>
      <text:p text:style-name="P14"><text:span text:style-name="T8">Thunderbolt</text:span>&gt; quest4-<text:span text:style-name="T8">11</text:span> &gt; question4-<text:span text:style-name="T8">5</text:span>&gt; question5-<text:span text:style-name="T8">11</text:span></text:p>
      <text:p text:style-name="P14"/>
      <text:p text:style-name="P14"><text:span text:style-name="T8">Yes</text:span>&gt; quest4-<text:span text:style-name="T8">12 </text:span>&gt; question4-<text:span text:style-name="T8">6</text:span>&gt; question5-<text:span text:style-name="T8">12</text:span></text:p>
      <text:p text:style-name="P14"><text:span text:style-name="T8">No</text:span>&gt; quest4-<text:span text:style-name="T8">13 </text:span>&gt; question4-<text:span text:style-name="T8">6</text:span>&gt; question5-<text:span text:style-name="T8">13</text:span></text:p>
      <text:p text:style-name="P14"/>
      <text:p text:style-name="P14"><text:span text:style-name="T8">Venom</text:span>&gt; quest4-<text:span text:style-name="T8">14</text:span> &gt; question4-<text:span text:style-name="T8">7</text:span> &gt; question5-<text:span text:style-name="T8">14</text:span></text:p>
      <text:p text:style-name="P14"><text:span text:style-name="T8">Toxin</text:span>&gt; quest4-<text:span text:style-name="T8">15</text:span> &gt; question4-<text:span text:style-name="T8">7</text:span> &gt; question5-<text:span text:style-name="T8">15</text:span></text:p>
      <text:p text:style-name="P14"/>
      <text:p text:style-name="P14"><text:span text:style-name="T8">Lactus</text:span>&gt; quest4-<text:span text:style-name="T8">16</text:span> &gt; question4-<text:span text:style-name="T8">8</text:span> &gt; question5-<text:span text:style-name="T8">16</text:span></text:p>
      <text:p text:style-name="P14"><text:span text:style-name="T9">Galacta</text:span>&gt; quest4-<text:span text:style-name="T8">17</text:span> &gt; question4-<text:span text:style-name="T8">8</text:span> &gt; question5-<text:span text:style-name="T8">17</text:span></text:p>
      <text:p text:style-name="P14"/>
      <text:p text:style-name="P15"><text:span text:style-name="T9">Carol Danvers</text:span>&gt; quest4-<text:span text:style-name="T9">18</text:span> &gt; question4-<text:span text:style-name="T9">9</text:span> &gt; question5-<text:span text:style-name="T9">18</text:span></text:p>
      <text:p text:style-name="P15">S<text:span text:style-name="T9">tephanie Hunderson</text:span>&gt; quest4-<text:span text:style-name="T9">19</text:span>&gt; question4-<text:span text:style-name="T9">9</text:span> &gt; question5-<text:span text:style-name="T9">19</text:span></text:p>
      <text:p text:style-name="P15"/>
      <text:p text:style-name="P15"><text:span text:style-name="T9">Nathaniel Essex</text:span>&gt; quest4-<text:span text:style-name="T9">20</text:span> &gt; question4-<text:span text:style-name="T9">10</text:span> &gt; question5-<text:span text:style-name="T9">20</text:span></text:p>
      <text:p text:style-name="P15"><text:span text:style-name="T9">Dave Cockrum</text:span>&gt; quest4-<text:span text:style-name="T9">21</text:span>&gt; question4-<text:span text:style-name="T9">10</text:span> &gt; question5-<text:span text:style-name="T9">21</text:span></text:p>
      <text:p text:style-name="P15"/>
      <text:p text:style-name="P15">&gt; quest4-4 &gt; question4-2 &gt; question5-4</text:p>
      <text:p text:style-name="P13"/>
      <text:p text:style-name="P13"/>
      <text:p text:style-name="P13"/>
      <text:p text:style-name="P7"/>
      <text:p text:style-name="P4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9:53:19.928428894</meta:creation-date>
    <dc:date>2018-08-29T11:57:00.923041910</dc:date>
    <meta:editing-duration>PT1H38M27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2" meta:paragraph-count="56" meta:word-count="329" meta:character-count="2486" meta:non-whitespace-character-count="2207"/>
  </office:meta>
</office:document-meta>
</file>